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!-- END: table-cell styles CustomTableOddColumnCell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 	<style:columns fo:column-count="1" fo:column-gap="0cm"/> -->
    <!-- 	<style:background-image/> -->
    <!-- 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cherche de carrés dans un nuage de points</text:title></text:p>
      <text:p text:style-name="OrgDocInfo"><text:initial-creator>Pierre Téchoueyres</text:initial-creator></text:p>
      <text:table-of-content text:style-name="OrgIndexSection" text:protected="false" text:name="Table of Contents">
        <text:table-of-content-source text:outline-level="4" text:use-outline-level="false" text:use-index-source-styles="true" text:index-scope="document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OrgIndexSection" text:name="Table of Contents1_Head">
            <text:p text:style-name="Contents_20_Heading">Table des matières
      </text:p>
          </text:index-title>
          <text:p text:style-name="Contents_20_1"><text:a xlink:type="simple" xlink:href="#demande">1. Demande</text:a></text:p>
          <text:p text:style-name="Contents_20_1"><text:a xlink:type="simple" xlink:href="#analyse">2. Analyse</text:a></text:p>
          <text:p text:style-name="Contents_20_2"><text:a xlink:type="simple" xlink:href="#remarque">2.1. Remarque</text:a></text:p>
          <text:p text:style-name="Contents_20_1"><text:a xlink:type="simple" xlink:href="#ralisation">3. Réalisation</text:a></text:p>
          <text:p text:style-name="Contents_20_2"><text:a xlink:type="simple" xlink:href="#dtails">3.1. Détails</text:a></text:p>
          <text:p text:style-name="Contents_20_1"><text:a xlink:type="simple" xlink:href="#validation">4. Validation</text:a></text:p>
          <text:p text:style-name="Contents_20_1"><text:a xlink:type="simple" xlink:href="#amliorations">5. Améliorations</text:a></text:p>
        </text:index-body>
      </text:table-of-content>
      <!-- begin -->
      <text:h text:style-name="Heading_20_1" text:outline-level="1"><text:bookmark-start text:name="demande"/>Demande<text:bookmark-end text:name="demande"/></text:h>
      <text:p text:style-name="Text_20_body">Soit un fichier contenant un ensemble de points dans un espace à
deux dimensions.
Le fichier est composé de lignes, chacune d’elle contient un point
représenté par ses coordonnées sous la forme suivante :</text:p>
      <text:p text:style-name="OrgFixedWidthBlockLastLine">x y</text:p>
      <text:p text:style-name="Text_20_body">À partir de l’ensemble de ces points, combien de carrés est-il
possible de former.
S’il n’y en a pas comment le démontrer ?</text:p>
      <text:p text:style-name="Text_20_body">Exemple : les coordonnées ci-dessous forment un carré valide</text:p>
      <text:p text:style-name="OrgFixedWidthBlock">-1 -1</text:p>
      <text:p text:style-name="OrgFixedWidthBlock">2 1</text:p>
      <text:p text:style-name="OrgFixedWidthBlock">4 -2</text:p>
      <text:p text:style-name="OrgFixedWidthBlockLastLine">1 -4</text:p>
      <text:h text:style-name="Heading_20_1" text:outline-level="1"><text:bookmark-start text:name="analyse"/>Analyse<text:bookmark-end text:name="analyse"/></text:h>
      <text:p text:style-name="Text_20_body">Pour chaque coupe de point (A, B) dans le plan il est possible de
déterminer quatre autres point A’ (1 et 2) et B’ (1 et 2) tels qu’à eux 8 ils forment deux carrés.</text:p>
      <text:p text:style-name="Text_20_body">Dans l’exemple précédent si A = (-1, -1) et B = (2, 1) alors il est
possible de calculer des valeurs pour A’ et B’ telles qu’il soit
possible de former deux carrés.</text:p>
      <text:p text:style-name="OrgFixedWidthBlock"> <text:s text:c="1"/>A'1 = (-3, 2) et A'2 = (1, -4)</text:p>
      <text:p text:style-name="OrgFixedWidthBlockLastLine"> <text:s text:c="1"/>B'1 = (0, 4) et B'2 = (4, -2)</text:p>
      <text:p text:style-name="Text_20_body">À partir cela il est possible de rechercher dans la liste des points
s’il existe des points correspondants à A’ et B’.</text:p>
      <text:p text:style-name="Text_20_body">Si l’on décide de trier les points en partant des plus petites
valeurs de x et de y jusqu’aux plus grandes valeurs de x et de y (d’en
bas à gauche vers en le haut à droite) alors il est possible de ne
considérer que les points A’ et B’ qui se situent au-dessus de A dans le
calcul. Cela permet d’extraire la formule suivante pour calculer
les coordonnées de A’:</text:p>
      <text:p text:style-name="OrgFixedWidthBlock"> <text:s text:c="1"/>A'.x = A.x - (B.y - A.y)</text:p>
      <text:p text:style-name="OrgFixedWidthBlock"> <text:s text:c="1"/>A'.y = A.y + (B.x - A.x)</text:p>
      <text:p text:style-name="OrgFixedWidthBlock"/>
      <text:p text:style-name="OrgFixedWidthBlock"> <text:s text:c="1"/>B'.x = B.x - (B.y - A.y)</text:p>
      <text:p text:style-name="OrgFixedWidthBlockLastLine"> <text:s text:c="1"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<text:s/>cat<text:s/>../../exercice.txt|<text:s/>sort<text:s/>-n<text:s/>|<text:s/>uniq<text:s/>-dc<text:s/>|<text:s/>wc<text:s/>-l</text:p>
      <text:p text:style-name="OrgSrcBlock">18</text:p>
      <text:p text:style-name="OrgSrcBlock">❯<text:s/>cat<text:s/>../../exercice.txt|<text:s/>sort<text:s/>-n<text:s/>|<text:s/>uniq<text:s/>-dc</text:p>
      <text:p text:style-name="OrgSrcBlock"><text:s/><text:s/><text:s/><text:s/><text:s/><text:s/>2<text:s/>-997<text:s/>-585</text:p>
      <text:p text:style-name="OrgSrcBlock"><text:s/><text:s/><text:s/><text:s/><text:s/><text:s/>2<text:s/>-895<text:s/>-593</text:p>
      <text:p text:style-name="OrgSrcBlock"><text:s/><text:s/><text:s/><text:s/><text:s/><text:s/>2<text:s/>-867<text:s/>673</text:p>
      <text:p text:style-name="OrgSrcBlock"><text:s/><text:s/><text:s/><text:s/><text:s/><text:s/>2<text:s/>-844<text:s/>-151</text:p>
      <text:p text:style-name="OrgSrcBlock"><text:s/><text:s/><text:s/><text:s/><text:s/><text:s/>2<text:s/>-759<text:s/>-190</text:p>
      <text:p text:style-name="OrgSrcBlock"><text:s/><text:s/><text:s/><text:s/><text:s/><text:s/>2<text:s/>-615<text:s/>97</text:p>
      <text:p text:style-name="OrgSrcBlock"><text:s/><text:s/><text:s/><text:s/><text:s/><text:s/>2<text:s/>-380<text:s/>754</text:p>
      <text:p text:style-name="OrgSrcBlock"><text:s/><text:s/><text:s/><text:s/><text:s/><text:s/>2<text:s/>-289<text:s/>-146</text:p>
      <text:p text:style-name="OrgSrcBlock"><text:s/><text:s/><text:s/><text:s/><text:s/><text:s/>2<text:s/>-203<text:s/>-394</text:p>
      <text:p text:style-name="OrgSrcBlock"><text:s/><text:s/><text:s/><text:s/><text:s/><text:s/>2<text:s/>308<text:s/>847</text:p>
      <text:p text:style-name="OrgSrcBlock"><text:s/><text:s/><text:s/><text:s/><text:s/><text:s/>2<text:s/>331<text:s/>-818</text:p>
      <text:p text:style-name="OrgSrcBlock"><text:s/><text:s/><text:s/><text:s/><text:s/><text:s/>2<text:s/>366<text:s/>-960</text:p>
      <text:p text:style-name="OrgSrcBlock"><text:s/><text:s/><text:s/><text:s/><text:s/><text:s/>2<text:s/>383<text:s/>870</text:p>
      <text:p text:style-name="OrgSrcBlock"><text:s/><text:s/><text:s/><text:s/><text:s/><text:s/>2<text:s/>402<text:s/>-528</text:p>
      <text:p text:style-name="OrgSrcBlock"><text:s/><text:s/><text:s/><text:s/><text:s/><text:s/>2<text:s/>416<text:s/>2</text:p>
      <text:p text:style-name="OrgSrcBlock"><text:s/><text:s/><text:s/><text:s/><text:s/><text:s/>2<text:s/>581<text:s/>188</text:p>
      <text:p text:style-name="OrgSrcBlock"><text:s/><text:s/><text:s/><text:s/><text:s/><text:s/>2<text:s/>773<text:s/>450</text:p>
      <text:p text:style-name="OrgSrcBlockLastLine"><text:s/><text:s/><text:s/><text:s/><text:s/><text:s/>2<text:s/>786<text:s/>660</text:p>
      <text:p text:style-name="Text_20_body">J’ai pris le partis de considérer qu’il s’agissait d’une erreur dans
le fichier et de ne conserver qu’une seule occurrence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text:style-name="OrgNumberedList" text:continue-numbering="false">
        <text:list-item>
          <text:p text:style-name="Text_20_body">Lire chaque ligne du fichier et la stocker dans une structure ordonnée,</text:p>
        </text:list-item>
        <text:list-item>
          <text:p text:style-name="Text_20_body">Parcourir la structure dans l’ordre</text:p>
        </text:list-item>
        <text:list-item>
          <text:p text:style-name="Text_20_body">Pour chaque point, parcourir la suite de la structure et calculer
les points possibles pour un carré,</text:p>
          <text:list text:style-name="OrgNumberedList" text:continue-numbering="true">
            <text:list-item>
              <text:p text:style-name="Text_20_body">Vérifier si le point existe</text:p>
            </text:list-item>
            <text:list-item>
              <text:p text:style-name="Text_20_body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<text:s/><text:span text:style-name="OrgSrcFontLockVariableNameFace">SquareFinder</text:span>;</text:p>
      <text:p text:style-name="OrgSrcBlock"/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Point</text:span></text:p>
      <text:p text:style-name="OrgSrcBlock">{</text:p>
      <text:p text:style-name="OrgSrcBlock"><text:s/><text:s/><text:s/><text:s/><text:span text:style-name="OrgSrcFontLockKeywordFace">public</text:span><text:s/><text:span text:style-name="OrgSrcFontLockFunctionNameFace">Point</text:span>()</text:p>
      <text:p text:style-name="OrgSrcBlock"><text:s/><text:s/><text:s/><text:s/>{</text:p>
      <text:p text:style-name="OrgSrcBlock"><text:s/><text:s/><text:s/><text:s/>}</text:p>
      <text:p text:style-name="OrgSrcBlock"><text:s/><text:s/><text:s/></text:p>
      <text:p text:style-name="OrgSrcBlock"><text:s/><text:s/><text:s/><text:s/><text:span text:style-name="OrgSrcFontLockKeywordFace">public</text:span><text:s/><text:span text:style-name="OrgSrcFontLockFunctionNameFace">Point</text:span>(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)</text:p>
      <text:p text:style-name="OrgSrcBlock"><text:s/><text:s/><text:s/><text:s/>{</text:p>
      <text:p text:style-name="OrgSrcBlock"><text:s/><text:s/><text:s/><text:s/><text:s/><text:s/><text:s/><text:s/>X<text:s/>=<text:s/>x;</text:p>
      <text:p text:style-name="OrgSrcBlock"><text:s/><text:s/><text:s/><text:s/><text:s/><text:s/><text:s/><text:s/>Y<text:s/>=<text:s/>y;</text:p>
      <text:p text:style-name="OrgSrcBlock"><text:s/><text:s/><text:s/><text:s/>}</text:p>
      <text:p text:style-name="OrgSrcBlock"><text:s/><text:s/><text:s/><text:s/><text:span text:style-name="OrgSrcFontLockKeywordFace">public</text:span><text:s/><text:span text:style-name="OrgSrcFontLockFunctionNameFace">Point</text:span>(<text:span text:style-name="OrgSrcFontLockTypeFace">Point</text:span><text:s/><text:span text:style-name="OrgSrcFontLockVariableNameFace">a</text:span>)</text:p>
      <text:p text:style-name="OrgSrcBlock"><text:s/><text:s/><text:s/><text:s/>{</text:p>
      <text:p text:style-name="OrgSrcBlock"><text:s/><text:s/><text:s/><text:s/><text:s/><text:s/><text:s/><text:s/>X<text:s/>=<text:s/>a.X;</text:p>
      <text:p text:style-name="OrgSrcBlock"><text:s/><text:s/><text:s/><text:s/><text:s/><text:s/><text:s/><text:s/>Y<text:s/>=<text:s/>a.Y;</text:p>
      <text:p text:style-name="OrgSrcBlock"><text:s/><text:s/><text:s/><text:s/>}</text:p>
      <text:p text:style-name="OrgSrcBlock"/>
      <text:p text:style-name="OrgSrcBlock"><text:s/><text:s/><text:s/><text:s/><text:span text:style-name="OrgSrcFontLockKeywordFace">public</text:span><text:s/><text:span text:style-name="OrgSrcFontLockKeywordFace">override</text:span><text:s/><text:span text:style-name="OrgSrcFontLockTypeFace">strin</text:span><text:span text:style-name="OrgSrcFontLockTypeFace">g</text:span><text:s/><text:span text:style-name="OrgSrcFontLockFunctionNameFace">ToString</text:span>()</text:p>
      <text:p text:style-name="OrgSrcBlock"><text:s/><text:s/><text:s/><text:s/>{</text:p>
      <text:p text:style-name="OrgSrcBlock"><text:s/><text:s/><text:s/><text:s/><text:s/><text:s/><text:s/><text:s/><text:span text:style-name="OrgSrcFontLockKeywordFace">return</text:span><text:s/>$<text:span text:style-name="OrgSrcFontLockStringFace">"({X}<text:s/>;<text:s/>{Y})"</text:span>;</text:p>
      <text:p text:style-name="OrgSrcBlock"><text:s/><text:s/><text:s/><text:s/>}</text:p>
      <text:p text:style-name="OrgSrcBlock"/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VariableNameFace">X</text:span><text:s/>{<text:s/><text:span text:style-name="OrgSrcFontLockKeywordFace">ge</text:span><text:span text:style-name="OrgSrcFontLockKeywordFace">t</text:span>;<text:s/><text:span text:style-name="OrgSrcFontLockKeywordFace">se</text:span><text:span text:style-name="OrgSrcFontLockKeywordFace">t</text:span>;<text:s/>}</text:p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VariableNameFace">Y</text:span><text:s/>{<text:s/><text:span text:style-name="OrgSrcFontLockKeywordFace">ge</text:span><text:span text:style-name="OrgSrcFontLockKeywordFace">t</text:span>;<text:s/><text:span text:style-name="OrgSrcFontLockKeywordFace">se</text:span><text:span text:style-name="OrgSrcFontLockKeywordFace">t</text:span>;<text:s/>}</text:p>
      <text:p text:style-name="OrgSrcBlockLastLine">}</text:p>
      <text:p text:style-name="Text_20_body">L’idée générale est de stocker l’ensemble des points dans une
structure de donnée permettant un accès rapide pour la vérification
de la présence des points. Un <text:span text:style-name="OrgCode">SortedSet&lt;Point&gt;</text:span> est utilisé avec un
<text:span text:style-name="OrgCode">PointComparer</text:span> pour trier l’ensemble.</text:p>
      <text:p text:style-name="OrgSrcBlock"><text:span text:style-name="OrgSrcFontLockKeywordFace">namespace</text:span><text:s/><text:span text:style-name="OrgSrcFontLockVariableNameFace">SquareFinder</text:span>;</text:p>
      <text:p text:style-name="OrgSrcBlock"/>
      <text:p text:style-name="OrgSrcBlock"><text:span text:style-name="OrgSrcFontLockKeywordFace">public</text:span><text:s/><text:span text:style-name="OrgSrcFontLockKeywordFace">clas</text:span><text:span text:style-name="OrgSrcFontLockKeywordFace">s</text:span><text:s/><text:span text:style-name="OrgSrcFontLockTypeFace">PointComparer</text:span><text:s/>:<text:s/><text:span text:style-name="OrgSrcFontLockTypeFace">IComparer</text:span>&lt;<text:span text:style-name="OrgSrcFontLockTypeFace">Point</text:span>&gt;</text:p>
      <text:p text:style-name="OrgSrcBlock">{</text:p>
      <text:p text:style-name="OrgSrcBlock"><text:s/><text:s/><text:s/><text:s/><text:span text:style-name="OrgSrcFontLockKeywordFace">public</text:span><text:s/><text:span text:style-name="OrgSrcFontLockTypeFace">in</text:span><text:span text:style-name="OrgSrcFontLockTypeFace">t</text:span><text:s/><text:span text:style-name="OrgSrcFontLockFunctionNameFace">Compare</text:span>(<text:span text:style-name="OrgSrcFontLockTypeFace">Point</text:span>?<text:s/><text:span text:style-name="OrgSrcFontLockVariableNameFace">a</text:span>,<text:s/><text:span text:style-name="OrgSrcFontLockTypeFace">Point</text:span>?<text:s/><text:span text:style-name="OrgSrcFontLockVariableNameFace">b</text:span>)</text:p>
      <text:p text:style-name="OrgSrcBlock"><text:s/><text:s/><text:s/><text:s/>{</text:p>
      <text:p text:style-name="OrgSrcBlock"><text:s/><text:s/><text:s/><text:s/><text:s/><text:s/><text:s/><text:s/><text:span text:style-name="OrgSrcFontLockKeywordFace">if</text:span><text:s/>(a<text:s/><text:span text:style-name="OrgSrcFontLockKeywordFace">is</text:span><text:s/><text:span text:style-name="OrgSrcFontLockConstantFace">null</text:span><text:s/>&amp;&amp;<text:s/>b<text:s/><text:span text:style-name="OrgSrcFontLockKeywordFace">is</text:span><text:s/><text:span text:style-name="OrgSrcFontLockConstantFace">null</text:span>)<text:s/><text:span text:style-name="OrgSrcFontLockKeywordFace">return</text:span><text:s/>0;</text:p>
      <text:p text:style-name="OrgSrcBlock"><text:s/><text:s/><text:s/><text:s/><text:s/><text:s/><text:s/><text:s/><text:span text:style-name="OrgSrcFontLockKeywordFace">if</text:span><text:s/>(a<text:s/><text:span text:style-name="OrgSrcFontLockKeywordFace">is</text:span><text:s/><text:span text:style-name="OrgSrcFontLockConstantFace">null</text:span>)<text:s/><text:span text:style-name="OrgSrcFontLockKeywordFace">return</text:span><text:s/>-1;</text:p>
      <text:p text:style-name="OrgSrcBlock"><text:s/><text:s/><text:s/><text:s/><text:s/><text:s/><text:s/><text:s/><text:span text:style-name="OrgSrcFontLockKeywordFace">if</text:span><text:s/>(b<text:s/><text:span text:style-name="OrgSrcFontLockKeywordFace">is</text:span><text:s/><text:span text:style-name="OrgSrcFontLockConstantFace">null</text:span>)<text:s/><text:span text:style-name="OrgSrcFontLockKeywordFace">return</text:span><text:s/>1;</text:p>
      <text:p text:style-name="OrgSrcBlock"/>
      <text:p text:style-name="OrgSrcBlock"><text:s/><text:s/><text:s/><text:s/><text:s/><text:s/><text:s/><text:s/><text:span text:style-name="OrgSrcFontLockTypeFace">va</text:span><text:span text:style-name="OrgSrcFontLockTypeFace">r</text:span><text:s/><text:span text:style-name="OrgSrcFontLockVariableNameFace">yDelta</text:span><text:s/>=<text:s/>b.Y<text:s/>&lt;<text:s/>a.Y<text:s/>?<text:s/>1<text:s/>:<text:s/>b.Y<text:s/>==<text:s/>a.Y<text:s/>?<text:s/>0<text:s/>:<text:s/>-1;</text:p>
      <text:p text:style-name="OrgSrcBlock"><text:s/><text:s/><text:s/><text:s/><text:s/><text:s/><text:s/><text:s/><text:span text:style-name="OrgSrcFontLockTypeFace">va</text:span><text:span text:style-name="OrgSrcFontLockTypeFace">r</text:span><text:s/><text:span text:style-name="OrgSrcFontLockVariableNameFace">xDelta</text:span><text:s/>=<text:s/>b.X<text:s/>&lt;<text:s/>a.X<text:s/>?<text:s/>1<text:s/>:<text:s/>b.X<text:s/>==<text:s/>a.X<text:s/>?<text:s/>0<text:s/>:<text:s/>-1;</text:p>
      <text:p text:style-name="OrgSrcBlock"/>
      <text:p text:style-name="OrgSrcBlock"><text:s/><text:s/><text:s/><text:s/><text:s/><text:s/><text:s/><text:s/><text:span text:style-name="OrgSrcFontLockKeywordFace">return</text:span><text:s/>yDelta<text:s/>==<text:s/>0<text:s/>?<text:s/>xDelta<text:s/>:<text:s/>yDelta<text:s/>;</text:p>
      <text:p text:style-name="OrgSrcBlock"><text:s/><text:s/><text:s/><text:s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
par l’implémentation de Microsoft (<text:a xlink:type="simple" xlink:href="https://docs.microsoft.com/en-us/dotnet/api/system.collections.generic.sortedset-1.contains?view=net-6.0">SortedSet&lt;T&gt;.Contains(T) Method</text:a>)</text:p>
      <text:p text:style-name="Text_20_body">Puis pour chacun des points présent dans le set parcourir l’ensemble
des points situés plus avant, calculer les points possibles pour
un carré et vérifier s’ils existent.</text:p>
      <text:p text:style-name="Text_20_body">Si oui ajouter le carré trouvé à la liste des carrés en triant les
sommets par ordre croissant dans le plan (comme pour les points en
entrés).</text:p>
      <text:p text:style-name="Text_20_body">La liste des carrés trouvés est également un <text:span text:style-name="OrgCode">SortedSet</text:span> mais un
<text:span text:style-name="OrgCode">SortedSet&lt;Square&gt;</text:span>. Cela permet de ne pas créer de doublons lors de
du parcours. En effet lors du parcours, B et A’ seront présent dans
le parcours. Il y a sans doute une amélioration à ajouter pour
détecter ce cas pour éviter d’avoir recours à cette structure de
donnée.</text:p>
      <text:h text:style-name="Heading_20_1" text:outline-level="1"><text:bookmark-start text:name="validation"/>Validation<text:bookmark-end text:name="validation"/></text:h>
      <text:p text:style-name="Text_20_body">Un ensemble de tests unitaires a été ajouté pour valider les
composants séparément.</text:p>
      <text:h text:style-name="Heading_20_1" text:outline-level="1"><text:bookmark-start text:name="amliorations"/>Améliorations<text:bookmark-end text:name="amliorations"/></text:h>
      <text:p text:style-name="Text_20_body">J’ai l’intuition qu’il est possible d’arrêter les parcours des
points A et B en utilisant les propriétés du plan (min et max des
coordonnées) mais je n’ai pas réussi à trouver comment.</text:p>
      <text:p text:style-name="Text_20_body">J’ai exclu les améliorations suivantes :</text:p>
      <text:list text:style-name="OrgBulletedList" text:continue-numbering="false">
        <text:list-item>
          <text:p text:style-name="Text_20_body">Détecter que tous les points sont sur la même droite (le cas n’est
pas présent dans le fichier)</text:p>
        </text:list-item>
        <text:list-item>
          <text:p text:style-name="Text_20_body">Détecter qu’il n’y a pas assez de points pour former un carré (le
parcours étant très rapide dans ce cas-là ce n’est sans doute pas utile)</text:p>
        </text:list-item>
      </text:list>
      <!-- end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tyle:vertical-pos="top" style:vertical-rel="paragraph-content" style:horizontal-pos="center" style:horizontal-rel="paragraph-content"/>
    </style:style>
    <draw:marker draw:name="Arrowheads_20_2" draw:display-name="Arrowheads 2" svg:viewBox="0 0 20 20" svg:d="M0 20l10-20 10 20z"/>
    <!-- Org Htmlfontify Styles -->
    <style:style style:name="OrgSrcFontLockConstantFace" style:family="text">
      <style:text-properties fo:background-color="#000000" fo:color="#00bcff"/>
    </style:style>
    <style:style style:name="OrgSrcFontLockStringFace" style:family="text">
      <style:text-properties fo:background-color="#000000" fo:color="#79a8ff"/>
    </style:style>
    <style:style style:name="OrgSrcFontLockFunctionNameFace" style:family="text">
      <style:text-properties fo:background-color="#000000" fo:color="#feacd0"/>
    </style:style>
    <style:style style:name="OrgSrcFontLockTypeFace" style:family="text">
      <style:text-properties fo:background-color="#000000" fo:color="#ffffff"/>
    </style:style>
    <style:style style:name="OrgSrcFontLockVariableNameFace" style:family="text">
      <style:text-properties fo:background-color="#000000" fo:color="#00d3d0"/>
    </style:style>
    <style:style style:name="OrgSrcFontLockKeywordFace" style:family="text">
      <style:text-properties fo:background-color="#000000" fo:color="#ffffff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fffff"/>
    </style:style>
    <style:style style:name="OrgLocale" style:family="paragraph" style:parent-style-name="OrgUser">
      <style:text-properties fo:language="fr" fo:country="FR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  <!-- Endnotes & Footnotes: Page styles -->
    <style:master-page style:name="Footnote" style:page-layout-name="Mpm6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ierre Téchoueyres</dc:creator>
    <dc:title>Recherche de carrés dans un nuage de points</dc:title>
    <meta:initial-creator>Pierre Téchoueyres</meta:initial-creator>
  </office:meta>
</office:document-meta>
</file>